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Droid Serif', Times, 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b67" officeooo:paragraph-rsid="00078b67"/>
    </style:style>
    <style:style style:name="P2" style:family="paragraph" style:parent-style-name="Standard">
      <style:text-properties officeooo:rsid="00086b02" officeooo:paragraph-rsid="00086b02"/>
    </style:style>
    <style:style style:name="P3" style:family="paragraph" style:parent-style-name="Standard">
      <style:text-properties officeooo:rsid="0008ad78" officeooo:paragraph-rsid="0008ad78"/>
    </style:style>
    <style:style style:name="P4" style:family="paragraph" style:parent-style-name="Standard">
      <style:text-properties officeooo:paragraph-rsid="00086b02"/>
    </style:style>
    <style:style style:name="T1" style:family="text">
      <style:text-properties officeooo:rsid="00086b02"/>
    </style:style>
    <style:style style:name="T2" style:family="text">
      <style:text-properties officeooo:rsid="0008ad78"/>
    </style:style>
    <style:style style:name="T3" style:family="text">
      <style:text-properties fo:font-variant="normal" fo:text-transform="none" fo:color="#333333" style:font-name="Georgia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Georgia" fo:font-size="12pt" fo:letter-spacing="normal" fo:font-style="normal" fo:font-weight="normal" officeooo:rsid="000934da"/>
    </style:style>
    <style:style style:name="T5" style:family="text">
      <style:text-properties fo:font-variant="normal" fo:text-transform="none" fo:color="#333333" style:font-name="serif" fo:font-size="12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333333" style:font-name="serif" fo:font-size="12pt" fo:letter-spacing="normal" fo:font-style="italic" fo:font-weight="normal" officeooo:rsid="000934da" loext:padding="0cm" loext:border="none"/>
    </style:style>
    <style:style style:name="T7" style:family="text">
      <style:text-properties fo:font-variant="normal" fo:text-transform="none" fo:color="#333333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bles are used to store information. <text:span text:style-name="T1">The information can be referenced and manipulated. It’s also used to label data in a descriptive way.</text:span></text:p>
      <text:p text:style-name="P1"/>
      <text:p text:style-name="P4"><text:span text:style-name="T1">Keywords: </text:span><text:span text:style-name="Emphasis"><text:span text:style-name="T6">These </text:span></text:span><text:span text:style-name="T3">are words with special meaning in a programming language. </text:span><text:span text:style-name="T4">They </text:span><text:span text:style-name="T3">are reserved </text:span><text:span text:style-name="T4">and cannot be used for naming variables.</text:span></text:p>
      <text:p text:style-name="P2"/>
      <text:p text:style-name="P3">Programming environment </text:p>
      <text:p text:style-name="P3"/>
      <text:p text:style-name="P3">Basic Syntax</text:p>
      <text:p text:style-name="P3"/>
      <text:p text:style-name="P3">Data types</text:p>
      <text:p text:style-name="P3"/>
      <text:p text:style-name="P3">Decision making</text:p>
      <text:p text:style-name="P3"/>
      <text:p text:style-name="P3">Loops</text:p>
      <text:p text:style-name="P3"/>
      <text:p text:style-name="P3">Numbers</text:p>
      <text:p text:style-name="P3"/>
      <text:p text:style-name="P3">Characters</text:p>
      <text:p text:style-name="P3"/>
      <text:p text:style-name="P3">Strings</text:p>
      <text:p text:style-name="P3"/>
      <text:p text:style-name="P3">Functions</text:p>
      <text:p text:style-name="P3"/>
      <text:p text:style-name="P3">File i/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Droid Serif', Times, 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2:51:45.312213837</meta:creation-date>
    <dc:date>2018-03-03T07:09:11.890727400</dc:date>
    <meta:editing-duration>PT17H26M45S</meta:editing-duration>
    <meta:editing-cycles>1</meta:editing-cycles>
    <meta:document-statistic meta:table-count="0" meta:image-count="0" meta:object-count="0" meta:page-count="1" meta:paragraph-count="12" meta:word-count="59" meta:character-count="382" meta:non-whitespace-character-count="333"/>
    <meta:generator>LibreOffice/5.1.6.2$Linux_X86_64 LibreOffice_project/10m0$Build-2</meta:generator>
  </office:meta>
</office:document-meta>
</file>